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A0000018602F9A8D98E1863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b0a1" draw:textarea-horizontal-align="justify" draw:textarea-vertical-align="middle" draw:auto-grow-height="false" fo:min-height="2.266cm" fo:min-width="2.01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7.723cm"/>
    </style:style>
    <style:style style:name="gr4" style:family="graphic" style:parent-style-name="standard">
      <style:graphic-properties draw:stroke="none" draw:fill="none" fo:min-height="3.1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fo:color="#013453" fo:font-family="'Continuum Bold'" style:font-pitch="variable" fo:font-size="72pt" style:font-size-asian="72pt" style:font-size-complex="72pt"/>
    </style:style>
    <style:style style:name="P4" style:family="paragraph">
      <style:paragraph-properties fo:margin-top="0cm" fo:margin-bottom="0cm"/>
      <style:text-properties fo:color="#ffffff" fo:font-family="'Continuum Bold'" style:font-pitch="variable" fo:font-size="72pt" style:font-size-asian="72pt" style:font-size-complex="72pt"/>
    </style:style>
    <style:style style:name="T1" style:family="text">
      <style:text-properties fo:color="#013453" fo:font-family="'Continuum Bold'" style:font-pitch="variable" fo:font-size="88pt" style:font-size-asian="88pt" style:font-size-complex="88pt"/>
    </style:style>
    <style:style style:name="T2" style:family="text">
      <style:text-properties fo:color="#ffffff" fo:font-family="'Continuum Bold'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556cm" svg:x="2.52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291cm" svg:height="2.397cm" draw:transform="rotate (3.1415926535892) translate (5.953cm 10.89cm)">
          <draw:image xlink:href="Pictures/10000201000002BA0000018602F9A8D98E18634A.png" xlink:type="simple" xlink:show="embed" xlink:actuate="onLoad">
            <text:p/>
          </draw:image>
        </draw:frame>
        <draw:frame draw:style-name="gr3" draw:text-style-name="P3" draw:layer="layout" svg:width="21.59cm" svg:height="7.973cm" svg:x="6.08cm" svg:y="7.096cm">
          <draw:text-box>
            <text:p text:style-name="P2"><text:span text:style-name="T1">Back-PredicteR</text:span></text:p>
          </draw:text-box>
        </draw:frame>
        <draw:frame draw:style-name="gr4" draw:text-style-name="P4" draw:layer="layout" svg:width="1.954cm" svg:height="3.41cm" svg:x="3.01cm" svg:y="7.477cm">
          <draw:text-box>
            <text:p text:style-name="P2"><text:span text:style-name="T2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4T20:09:49.244817567</meta:creation-date>
    <dc:date>2017-04-10T10:35:54.61</dc:date>
    <meta:editing-duration>PT40M43S</meta:editing-duration>
    <meta:editing-cycles>7</meta:editing-cycles>
    <meta:generator>OpenOffice/4.1.3$Win32 OpenOffice.org_project/413m1$Build-9783</meta:generator>
    <meta:document-statistic meta:object-count="4"/>
  </office:meta>
</office:document-meta>
</file>